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90.59pt" svg:height="303.87pt" svg:x="314.82pt" svg:y="40.76pt">
            <draw:object draw:notify-on-update-of-ranges="Sheet1.A1:Sheet1.A1 Sheet1.A2:Sheet1.A21 Sheet1.B1:Sheet1.B1 Sheet1.B2:Sheet1.B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# dirs</text:p>
          </table:table-cell>
          <table:table-cell office:value-type="string" calcext:value-type="string">
            <text:p>TreeLST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27636515214673" calcext:value-type="float">
            <text:p>0.3276365152146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37494220989367" calcext:value-type="float">
            <text:p>0.3374942209893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77274744784731" calcext:value-type="float">
            <text:p>0.3772747447847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29665071770335" calcext:value-type="float">
            <text:p>0.4296650717703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1822429906542" calcext:value-type="float">
            <text:p>0.418224299065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48500651890482" calcext:value-type="float">
            <text:p>0.4485006518904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11073825503356" calcext:value-type="float">
            <text:p>0.4110738255033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40207972270364" calcext:value-type="float">
            <text:p>0.4402079722703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8372310570627" calcext:value-type="float">
            <text:p>0.4583723105706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76693897164825" calcext:value-type="float">
            <text:p>0.4766938971648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6946946946947" calcext:value-type="float">
            <text:p>0.469469469469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6468273487457" calcext:value-type="float">
            <text:p>0.4564682734874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8512173128945" calcext:value-type="float">
            <text:p>0.485121731289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81000481000481" calcext:value-type="float">
            <text:p>0.4810004810004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02211302211302" calcext:value-type="float">
            <text:p>0.5022113022113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0920245398773" calcext:value-type="float">
            <text:p>0.509202453987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3072625698324" calcext:value-type="float">
            <text:p>0.530726256983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24355300859599" calcext:value-type="float">
            <text:p>0.5243553008595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37411764705882" calcext:value-type="float">
            <text:p>0.5374117647058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42986425339366" calcext:value-type="float">
            <text:p>0.5429864253393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0T12:22:26.526497341</meta:creation-date>
    <dc:date>2019-04-20T13:38:42.668979252</dc:date>
    <meta:editing-duration>PT1H16M9S</meta:editing-duration>
    <meta:editing-cycles>12</meta:editing-cycles>
    <meta:generator>LibreOffice/6.0.7.3$Linux_X86_64 LibreOffice_project/00m0$Build-3</meta:generator>
    <meta:document-statistic meta:table-count="1" meta:cell-count="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ato Light'" style:font-style-name="Light" fo:font-size="12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family="'Lato Light'" style:font-style-name="Light" fo:font-size="11pt" fo:font-weight="bold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family="Lato" style:font-style-name="Regular"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Lato" style:font-style-name="Regular" fo:font-size="10pt" style:font-size-asian="10pt" style:font-size-complex="10pt"/>
    </style:style>
    <style:style style:name="ch7" style:family="chart">
      <style:chart-properties chart:auto-position="true" style:rotation-angle="0"/>
      <style:text-properties fo:font-family="Lato" style:font-style-name="Regular"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3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Lato" style:font-style-name="Regular"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family="Lato" style:font-style-name="Regular"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78cm" svg:height="10.721cm" xlink:href=".." xlink:type="simple" chart:class="chart:line" chart:style-name="ch1">
        <chart:title svg:x="4.199cm" svg:y="0.35cm" chart:style-name="ch2">
          <text:p>Performance vs Training Size</text:p>
        </chart:title>
        <chart:subtitle svg:x="5.384cm" svg:y="1.233cm" chart:style-name="ch3">
          <text:p>within-document</text:p>
        </chart:subtitle>
        <chart:legend chart:legend-position="bottom" svg:x="5.534cm" svg:y="10.17cm" style:legend-expansion="wide" chart:style-name="ch4"/>
        <chart:plot-area chart:style-name="ch5" table:cell-range-address="Sheet1.A1:Sheet1.B21" chart:data-source-has-labels="both" svg:x="1.231cm" svg:y="2.062cm" svg:width="12.274cm" svg:height="6.784cm">
          <chartooo:coordinate-region svg:x="2.163cm" svg:y="2.237cm" svg:width="11.141cm" svg:height="6.01cm"/>
          <chart:axis chart:dimension="x" chart:name="primary-x" chart:style-name="ch6" chartooo:axis-type="auto">
            <chartooo:date-scale/>
            <chart:title svg:x="5.659cm" svg:y="9.061cm" chart:style-name="ch7">
              <text:p># of training directories</text:p>
            </chart:title>
            <chart:categories table:cell-range-address="Sheet1.A2:Sheet1.A21"/>
          </chart:axis>
          <chart:axis chart:dimension="y" chart:name="primary-y" chart:style-name="ch8">
            <chart:title svg:x="0.451cm" svg:y="6.225cm" chart:style-name="ch9">
              <text:p>CoNLL F1</text:p>
            </chart:title>
          </chart:axis>
          <chart:series chart:style-name="ch10" chart:values-cell-range-address="Sheet1.B2:Sheet1.B21" chart:label-cell-address="Sheet1.B1:Sheet1.B1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eeLSTM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21</svg:desc>
                </draw:g>
              </table:table-cell>
              <table:table-cell office:value-type="float" office:value="0.327636515214673">
                <text:p>0.327636515214673</text:p>
                <draw:g>
                  <svg:desc>Sheet1.B2:Sheet1.B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37494220989367">
                <text:p>0.33749422098936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77274744784731">
                <text:p>0.3772747447847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29665071770335">
                <text:p>0.4296650717703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1822429906542">
                <text:p>0.4182242990654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48500651890482">
                <text:p>0.44850065189048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411073825503356">
                <text:p>0.41107382550335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40207972270364">
                <text:p>0.44020797227036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58372310570627">
                <text:p>0.45837231057062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76693897164825">
                <text:p>0.47669389716482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46946946946947">
                <text:p>0.4694694694694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456468273487457">
                <text:p>0.45646827348745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48512173128945">
                <text:p>0.4851217312894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481000481000481">
                <text:p>0.48100048100048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02211302211302">
                <text:p>0.50221130221130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0920245398773">
                <text:p>0.5092024539877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53072625698324">
                <text:p>0.5307262569832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524355300859599">
                <text:p>0.52435530085959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537411764705882">
                <text:p>0.53741176470588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42986425339366">
                <text:p>0.5429864253393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